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40200b" style:font-name="Georgia" fo:font-size="10.5pt" fo:letter-spacing="normal" fo:font-style="normal" fo:font-weight="normal"/>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661cm" style:auto-text-indent="false" fo:padding="0cm" fo:border="none"/>
      <style:text-properties fo:font-variant="normal" fo:text-transform="none" fo:color="#40200b" fo:letter-spacing="normal"/>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661cm" style:auto-text-indent="false" fo:padding="0cm" fo:border="none"/>
      <style:text-properties fo:font-variant="normal" fo:text-transform="none" fo:color="#40200b" style:font-name="Georgia" fo:font-size="10.5pt" fo:letter-spacing="normal" fo:font-style="normal" fo:font-weight="normal"/>
    </style:style>
    <style:style style:name="P5" style:family="paragraph" style:parent-style-name="Text_20_body">
      <style:paragraph-properties fo:margin-left="0cm" fo:margin-right="0cm" fo:margin-top="0cm" fo:margin-bottom="0cm" loext:contextual-spacing="false" fo:text-align="justify" style:justify-single-word="false" fo:orphans="2" fo:widows="2" fo:text-indent="0.661cm" style:auto-text-indent="false" fo:padding="0cm" fo:border="none"/>
      <style:text-properties fo:font-variant="normal" fo:text-transform="none" fo:color="#40200b" style:font-name="Georgia" fo:font-size="10.5pt" fo:letter-spacing="normal" fo:font-style="normal" fo:font-weight="normal" officeooo:paragraph-rsid="000a8fa0"/>
    </style:style>
    <style:style style:name="P6" style:family="paragraph" style:parent-style-name="Text_20_body">
      <style:paragraph-properties fo:margin-left="0cm" fo:margin-right="0cm" fo:margin-top="0cm" fo:margin-bottom="0cm" loext:contextual-spacing="false" fo:text-align="justify" style:justify-single-word="false" fo:orphans="2" fo:widows="2" fo:text-indent="0.661cm" style:auto-text-indent="false" fo:padding="0cm" fo:border="none"/>
    </style:style>
    <style:style style:name="P7" style:family="paragraph" style:parent-style-name="Heading_20_3">
      <style:text-properties fo:font-variant="normal" fo:text-transform="none" fo:color="#40200b" style:font-name="Georgia" fo:font-size="11.25pt" fo:letter-spacing="normal" fo:font-style="normal"/>
    </style:style>
    <style:style style:name="P8" style:family="paragraph" style:parent-style-name="Heading_20_3">
      <style:paragraph-properties fo:margin-left="0cm" fo:margin-right="0cm" fo:margin-top="0cm" fo:margin-bottom="0cm" loext:contextual-spacing="false" style:line-height-at-least="0.529cm" fo:text-align="center" style:justify-single-word="false" fo:orphans="2" fo:widows="2" fo:text-indent="0cm" style:auto-text-indent="false" fo:padding="0cm" fo:border="none"/>
      <style:text-properties fo:font-variant="normal" fo:text-transform="none" fo:color="#40200b" style:font-name="Georgia" fo:font-size="11.25pt" fo:letter-spacing="normal" fo:font-style="normal"/>
    </style:style>
    <style:style style:name="P9" style:family="paragraph" style:parent-style-name="Heading_20_4">
      <style:paragraph-properties fo:margin-left="0cm" fo:margin-right="0cm" fo:margin-top="0cm" fo:margin-bottom="0cm" loext:contextual-spacing="false" fo:text-align="justify" style:justify-single-word="false" fo:orphans="2" fo:widows="2" fo:text-indent="0.661cm" style:auto-text-indent="false" fo:padding="0cm" fo:border="none"/>
    </style:style>
    <style:style style:name="T1" style:family="text">
      <style:text-properties style:font-name="Georgia" fo:font-size="10.5pt" fo:font-style="normal" fo:font-weight="normal"/>
    </style:style>
    <style:style style:name="T2" style:family="text">
      <style:text-properties fo:font-variant="normal" fo:text-transform="none" fo:color="#40200b" style:font-name="Georgia" fo:font-size="10.5pt" fo:letter-spacing="normal" fo:font-style="normal" fo:font-weight="normal"/>
    </style:style>
    <style:style style:name="T3" style:family="text">
      <style:text-properties fo:font-variant="normal" fo:text-transform="none" fo:color="#40200b" style:font-name="Georgia" fo:font-size="10.5pt" fo:letter-spacing="normal" fo:font-style="normal" fo:font-weight="normal" loext:padding="0cm" loext:border="none"/>
    </style:style>
    <style:style style:name="T4" style:family="text">
      <style:text-properties fo:font-variant="normal" fo:text-transform="none" fo:color="#40200b" style:font-name="Georgia" fo:font-size="11.25pt" fo:letter-spacing="normal" fo:font-style="normal" fo:font-weight="normal" loext:padding="0cm" loext:border="none"/>
    </style:style>
    <style:style style:name="T5" style:family="text">
      <style:text-properties fo:font-variant="normal" fo:text-transform="none" fo:color="#40200b" style:font-name="Georgia" fo:font-size="11.25pt" fo:letter-spacing="normal" fo:font-weight="normal" loext:padding="0cm" loext:border="none"/>
    </style:style>
    <style:style style:name="T6" style:family="text">
      <style:text-properties fo:font-variant="normal" fo:text-transform="none" fo:color="#978272" style:text-line-through-style="none" style:text-line-through-type="none" style:font-name="Georgia" fo:font-size="10.5pt" fo:letter-spacing="normal" fo:font-style="normal" style:text-underline-style="none" fo:font-weight="normal" style:text-blinking="false"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SCÈNE I</text:h>
      <text:p text:style-name="P1"><text:span text:style-name="Emphasis"><text:span text:style-name="T3">Un lieu découvert. Tonnerre, éclairs.</text:span></text:span></text:p>
      <text:p text:style-name="P1"><text:span text:style-name="Emphasis"><text:span text:style-name="T3">Entrent LES TROIS SORCIÈRES.</text:span></text:span></text:p>
      <text:p text:style-name="P3"> </text:p>
      <text:p text:style-name="P2">PREMIÈRE SORCIÈRE</text:p>
      <text:p text:style-name="P4">Quand nous réunirons-nous maintenant toutes trois ?</text:p>
      <text:p text:style-name="P4">Sera-ce par le tonnerre, les éclairs ou la pluie ?</text:p>
      <text:p text:style-name="P3"> </text:p>
      <text:p text:style-name="P2">DEUXIÈME SORCIÈRE</text:p>
      <text:p text:style-name="P4">Quand le bacchanal aura cessé, quand la bataille sera gagnée et perdue.</text:p>
      <text:p text:style-name="P3"> </text:p>
      <text:p text:style-name="P2">TROISIÈME SORCIÈRE</text:p>
      <text:p text:style-name="P4">Ce sera avant le coucher du soleil.</text:p>
      <text:p text:style-name="P3"> </text:p>
      <text:p text:style-name="P2">PREMIÈRE SORCIÈRE</text:p>
      <text:p text:style-name="P4">En quel lieu ?</text:p>
      <text:p text:style-name="P3"> </text:p>
      <text:p text:style-name="P2">DEUXIÈME SORCIÈRE</text:p>
      <text:p text:style-name="P4">Sur la bruyère.</text:p>
      <text:p text:style-name="P3"> </text:p>
      <text:p text:style-name="P2">TROISIÈME SORCIÈRE</text:p>
      <text:p text:style-name="P4">Pour y rencontrer Macbeth.</text:p>
      <text:p text:style-name="P6"><text:span text:style-name="Emphasis"><text:span text:style-name="T3">Une voix les appelle.</text:span></text:span></text:p>
      <text:p text:style-name="P3"> </text:p>
      <text:p text:style-name="P2">PREMIÈRE SORCIÈRE</text:p>
      <text:p text:style-name="P6"><text:span text:style-name="T2">J’y vais, Grimalkin</text:span><text:bookmark text:name="note-citation-2"/><text:a xlink:type="simple" xlink:href="https://www.atramenta.net/lire/macbeth/3168/3#note-body-2" text:style-name="Internet_20_link" text:visited-style-name="Visited_20_Internet_20_Link"><text:span text:style-name="T6">[3]</text:span></text:a><text:span text:style-name="T2"> !</text:span></text:p>
      <text:p text:style-name="P3"> </text:p>
      <text:p text:style-name="P1"><text:span text:style-name="T2">LES TROIS SORCIÈRES, </text:span><text:span text:style-name="Emphasis"><text:span text:style-name="T3">à la fois</text:span></text:span></text:p>
      <text:p text:style-name="P6"><text:span text:style-name="T2">Paddock</text:span><text:bookmark text:name="note-citation-3"/><text:a xlink:type="simple" xlink:href="https://www.atramenta.net/lire/macbeth/3168/3#note-body-3" text:style-name="Internet_20_link" text:visited-style-name="Visited_20_Internet_20_Link"><text:span text:style-name="T6">[4]</text:span></text:a><text:span text:style-name="T2"> appelle.</text:span></text:p>
      <text:p text:style-name="P4">Tout à l’heure !</text:p>
      <text:p text:style-name="P4">Horrible est le beau, beau est l’horrible. Volons à travers le brouillard et l’air impur.</text:p>
      <text:p text:style-name="P6"><text:span text:style-name="Emphasis"><text:span text:style-name="T3">Elles disparaissent.</text:span></text:span></text:p>
      <text:p text:style-name="P3"> </text:p>
      <text:h text:style-name="P8" text:outline-level="3">SCÈNE II</text:h>
      <text:p text:style-name="P1"><text:span text:style-name="Emphasis"><text:span text:style-name="T3">Un camp près de Fores.</text:span></text:span></text:p>
      <text:p text:style-name="P1"><text:span text:style-name="Emphasis"><text:span text:style-name="T3">Entrent LE ROI DUNCAN, MALCOLM, DONALBAIN, LENOX, et leur suite. Ils vont à la rencontre d’un soldat blessé et sanglant.</text:span></text:span></text:p>
      <text:p text:style-name="P3"> </text:p>
      <text:p text:style-name="P2">DUNCAN</text:p>
      <text:p text:style-name="P4">Quel est cet homme tout couvert de sang ? Il me semble, d’après son état, qu’il pourra nous dire où en est actuellement la révolte.</text:p>
      <text:p text:style-name="P3"> </text:p>
      <text:p text:style-name="P2">MALCOLM</text:p>
      <text:p text:style-name="P4">C’est le sergent qui a combattu en brave et intrépide soldat pour me sauver de la captivité. — Salut, mon brave ami ; apprends au roi ce que tu sais de la mêlée : en quel état l’as-tu laissée ?</text:p>
      <text:p text:style-name="P3"> </text:p>
      <text:p text:style-name="P2"><text:soft-page-break/>LE SERGENT</text:p>
      <text:p text:style-name="P4">Elle demeurait incertaine, comme deux nageurs épuisés qui s’accrochent l’un à l’autre et paralysent tous leurs efforts.</text:p>
      <text:p text:style-name="P6"><text:span text:style-name="T2">L’impitoyable Macdowald (bien fait pour être un rebelle, car tout l’essaim</text:span><text:bookmark text:name="note-citation-4"/><text:a xlink:type="simple" xlink:href="https://www.atramenta.net/lire/macbeth/3168/3#note-body-4" text:style-name="Internet_20_link" text:visited-style-name="Visited_20_Internet_20_Link"><text:span text:style-name="T6">[5]</text:span></text:a><text:span text:style-name="T2">des vices de la nature s’est abattu sur lui pour l’amener là) avait reçu des îles de l’ouest un renfort de Kernes</text:span><text:bookmark text:name="note-citation-5"/><text:a xlink:type="simple" xlink:href="https://www.atramenta.net/lire/macbeth/3168/3#note-body-5" text:style-name="Internet_20_link" text:visited-style-name="Visited_20_Internet_20_Link"><text:span text:style-name="T6">[6]</text:span></text:a><text:span text:style-name="T2"> et de Gallow-Glasses ; et la Fortune, souriant à sa cause maudite, semblait se faire la prostituée d’un rebelle. Mais tout cela n’a pas suffi. Le brave Macbeth (il a bien mérité ce nom) dédaignant la Fortune, comme le favori de la Valeur, avec son épée qu’il brandissait toute fumante d’une sanglante exécution, s’est ouvert un passage, jusqu’à ce qu’il se soit trouvé en face du traître, à qui il n’a pas donné de poignée de mains ni dit adieu, qu’il ne l’eût décousu du nombril à la mâchoire, et qu’il n’eût placé sa tête sur nos remparts.</text:span></text:p>
      <text:p text:style-name="P3"> </text:p>
      <text:p text:style-name="P2">DUNCAN</text:p>
      <text:p text:style-name="P4">Ô mon brave cousin ! digne gentilhomme !</text:p>
      <text:p text:style-name="P3"> </text:p>
      <text:p text:style-name="P2">LE SERGENT</text:p>
      <text:p text:style-name="P4">De même que le point où le soleil commence à luire est celui d’où viennent éclater les tempêtes qui brisent nos vaisseaux, et les effroyables tonnerres, ainsi de la source d’où semblait devoir arriver le secours ont surgi de nouvelles détresses. — Écoute, roi d’Écosse, écoute. — À peine la justice, armée de la valeur, avait-elle forcé ces Kernes voltigeurs à se fier à leurs jambes, que le chef des Norvégiens, saisissant son avantage avec des bataillons tout frais et des armes bien fourbies, a commencé une seconde attaque.</text:p>
      <text:p text:style-name="P3"> </text:p>
      <text:p text:style-name="P2">DUNCAN</text:p>
      <text:p text:style-name="P4">Cela n’a-t-il pas effrayé nos généraux Macbeth et Banquo ?</text:p>
      <text:p text:style-name="P3"> </text:p>
      <text:p text:style-name="P2">LE SERGENT</text:p>
      <text:p text:style-name="P4">Oui, comme les passereaux l’aigle, ou le lièvre le lion.</text:p>
      <text:p text:style-name="P4">Pour dire vrai, je ne les puis comparer qu’à deux canons chargés jusqu’à la gueule de doubles charges, tant ils redoublaient leurs coups redoublés sur les ennemis. À moins qu’ils n’eussent résolu de se baigner dans la fumée des blessures, ou de laisser à la mémoire le souvenir d’un autre Golgotha, je n’en sais rien. — Mais je me sens faible ; mes plaies crient au secours.</text:p>
      <text:p text:style-name="P3"> </text:p>
      <text:p text:style-name="P2">DUNCAN</text:p>
      <text:p text:style-name="P6"><text:span text:style-name="T2">Tes paroles te vont aussi bien que tes blessures : elles ont un parfum d’honneur. — Allez avec lui, amenez-lui les chirurgiens. — (</text:span><text:span text:style-name="Emphasis"><text:span text:style-name="T3">Le sergent sort accompagné.</text:span></text:span><text:span text:style-name="T2">) Qui s’avance vers nous ?</text:span></text:p>
      <text:p text:style-name="P6"><text:span text:style-name="Emphasis"><text:span text:style-name="T3">Entre Rosse.</text:span></text:span></text:p>
      <text:p text:style-name="P3"> </text:p>
      <text:p text:style-name="P2">MALCOLM</text:p>
      <text:p text:style-name="P4">C’est le digne thane de Rosse.</text:p>
      <text:p text:style-name="P3"> </text:p>
      <text:p text:style-name="P2">LENOX</text:p>
      <text:p text:style-name="P5">Quel empressement peint dans ses regards ! À le voir, il aurait l’air de nous annoncer d’étranges choses.</text:p>
      <text:p text:style-name="P3"><text:soft-page-break/> </text:p>
      <text:p text:style-name="P2">ROSSE</text:p>
      <text:p text:style-name="P4">Dieu sauve le roi !</text:p>
      <text:p text:style-name="P3"> </text:p>
      <text:p text:style-name="P2">DUNCAN</text:p>
      <text:p text:style-name="P4">D’où viens-tu, digne thane ?</text:p>
      <text:p text:style-name="P3"> </text:p>
      <text:p text:style-name="P2">ROSSE</text:p>
      <text:p text:style-name="P4">De Fife, grand roi, où les bannières des Norvégiens insultent les cieux et glacent nos gens du vent qu’elles agitent. Le roi de Norvège en personne, à la tête d’une armée terrible, et secondé par ce traitre déloyal, le thane de Cawdor, avait engagé un combat funeste, lorsque le nouvel époux de Bellone, revêtu d’une armure éprouvée, s’est mesuré avec lui à forces égales, et son fer opposé contre un fer rebelle, bras contre bras, a dompté son farouche courage.</text:p>
      <text:p text:style-name="P3">— <text:span text:style-name="T1">Pour conclure, la victoire nous est restée.</text:span></text:p>
      <text:p text:style-name="P3"> </text:p>
      <text:p text:style-name="P2">DUNCAN</text:p>
      <text:p text:style-name="P4">Quel bonheur !</text:p>
      <text:p text:style-name="P3"> </text:p>
      <text:p text:style-name="P2">ROSSE</text:p>
      <text:p text:style-name="P4">Maintenant Suénon, le roi de Norvège, demande à entrer en composition : nous n’avons pas daigné lui permettre d’enterrer ses morts, qu’il n’eût déposé d’avance à Saint-Colmes-Inch dix mille dollars pour notre usage général.</text:p>
      <text:p text:style-name="P3"> </text:p>
      <text:p text:style-name="P2">DUNCAN</text:p>
      <text:p text:style-name="P4">Le thane de Cawdor ne trahira plus nos intérêts confidentiels.</text:p>
      <text:p text:style-name="P4">Allez, ordonnez sa mort, et saluez Macbeth du titre qui lui a appartenu.</text:p>
      <text:p text:style-name="P3"> </text:p>
      <text:p text:style-name="P2">ROSSE</text:p>
      <text:p text:style-name="P4">Je vais faire exécuter vos ordres.</text:p>
      <text:p text:style-name="P3"> </text:p>
      <text:p text:style-name="P2">DUNCAN</text:p>
      <text:p text:style-name="P4">Ce qu’il a perdu, le brave Macbeth l’a gagné.</text:p>
      <text:p text:style-name="P6"><text:span text:style-name="Emphasis"><text:span text:style-name="T3">Ils sortent.</text:span></text:span></text:p>
      <text:p text:style-name="P6"><text:span text:style-name="Emphasis"><text:span text:style-name="T3"/></text:span></text:p>
      <text:p text:style-name="P6"><text:span text:style-name="Emphasis"><text:span text:style-name="T3"/></text:span></text:p>
      <text:h text:style-name="P9" text:outline-level="4"><text:span text:style-name="Emphasis"><text:span text:style-name="T3"><text:s text:c="57"/></text:span></text:span><text:span text:style-name="Emphasis"><text:span text:style-name="T4">SCÈNE III</text:span></text:span></text:h>
      <text:p text:style-name="P6"><text:span text:style-name="Emphasis"><text:span text:style-name="T4"/></text:span></text:p>
      <text:p text:style-name="P1"><text:span text:style-name="Emphasis"><text:span text:style-name="T3">Une bruyère. Tonnerre.</text:span></text:span></text:p>
      <text:p text:style-name="P1"><text:span text:style-name="Emphasis"><text:span text:style-name="T3">Entrent LES TROIS SORCIÈRES.</text:span></text:span></text:p>
      <text:p text:style-name="P3"> </text:p>
      <text:p text:style-name="P2">PREMIÈRE SORCIÈRE</text:p>
      <text:p text:style-name="P4">Où as-tu été, ma sœur.</text:p>
      <text:p text:style-name="P3"> </text:p>
      <text:p text:style-name="P2">DEUXIÈME SORCIÈRE</text:p>
      <text:p text:style-name="P6"><text:span text:style-name="T2">Tuer les cochons</text:span><text:bookmark text:name="note-citation-6"/><text:a xlink:type="simple" xlink:href="https://www.atramenta.net/lire/macbeth/3168/3#note-body-6" text:style-name="Internet_20_link" text:visited-style-name="Visited_20_Internet_20_Link"><text:span text:style-name="T6">[7]</text:span></text:a></text:p>
      <text:p text:style-name="P3"> </text:p>
      <text:p text:style-name="P2">TROISIÈME SORCIÈRE</text:p>
      <text:p text:style-name="P4"><text:soft-page-break/>Et toi, ma sœur ?</text:p>
      <text:p text:style-name="P3"> </text:p>
      <text:p text:style-name="P2">PREMIÈRE SORCIÈRE</text:p>
      <text:p text:style-name="P6"><text:span text:style-name="T2">La femme d’un matelot avait des châtaignes dans son tablier ; elle mâchonnait, mâchonnait, mâchonnait. — Donne-m’en, lui ai-je dit. — Arrière, sorcière ! m’a répondu cette maigrichonne</text:span><text:bookmark text:name="note-citation-7"/><text:a xlink:type="simple" xlink:href="https://www.atramenta.net/lire/macbeth/3168/3#note-body-7" text:style-name="Internet_20_link" text:visited-style-name="Visited_20_Internet_20_Link"><text:span text:style-name="T6">[8]</text:span></text:a><text:span text:style-name="T2"> nourrie de croupions. — Son mari est parti pour Alep, comme patron du Tigre ; mais je m’embarquerai avec lui dans un tamis, et sous la forme d’un rat sans queue,</text:span><text:bookmark text:name="note-citation-8"/><text:a xlink:type="simple" xlink:href="https://www.atramenta.net/lire/macbeth/3168/3#note-body-8" text:style-name="Internet_20_link" text:visited-style-name="Visited_20_Internet_20_Link"><text:span text:style-name="T6">[9]</text:span></text:a><text:span text:style-name="T2">[9] je ferai, je ferai, je ferai.</text:span></text:p>
      <text:p text:style-name="P3"> </text:p>
      <text:p text:style-name="P2">DEUXIÈME SORCIÈRE</text:p>
      <text:p text:style-name="P4">Je te donnerai un vent.</text:p>
      <text:p text:style-name="P3"> </text:p>
      <text:p text:style-name="P2">PREMIÈRE SORCIÈRE</text:p>
      <text:p text:style-name="P4">Tu es bien bonne.</text:p>
      <text:p text:style-name="P3"> </text:p>
      <text:p text:style-name="P2">TROISIÈME SORCIÈRE</text:p>
      <text:p text:style-name="P4">Et moi un autre.</text:p>
      <text:p text:style-name="P3"> </text:p>
      <text:p text:style-name="P2">PREMIÈRE SORCIÈRE</text:p>
      <text:p text:style-name="P4">J’ai déjà tous les autres, les ports vers lesquels ils soufflent, et tous les endroits marqués sur la carte des marins. Je le rendrai sec comme du foin, le sommeil ne descendra ni jour ni nuit sur sa paupière enfoncée ; il vivra comme un maudit, pendant neuf fois neuf longues semaines ; il maigrira, s’affaiblira, languira ; et si sa barque ne peut périr, du moins sera-t-elle battue par la tempête. — Voyez ce que j’ai là.</text:p>
      <text:p text:style-name="P3"> </text:p>
      <text:p text:style-name="P2">DEUXIÈME SORCIÈRE</text:p>
      <text:p text:style-name="P4">Montre-moi, montre-moi.</text:p>
      <text:p text:style-name="P3"> </text:p>
      <text:p text:style-name="P2">PREMIÈRE SORCIÈRE</text:p>
      <text:p text:style-name="P4">C’est le ponce d’un pilote qui a fait naufrage en revenant dans son pays.</text:p>
      <text:p text:style-name="P6"><text:span text:style-name="Emphasis"><text:span text:style-name="T3">Tambour derrière le théâtre.</text:span></text:span></text:p>
      <text:p text:style-name="P3"> </text:p>
      <text:p text:style-name="P2">TROISIÈME SORCIÈRE</text:p>
      <text:p text:style-name="P4">Le tambour ! le tambour ! Macbeth arrive.</text:p>
      <text:p text:style-name="P3"> </text:p>
      <text:p text:style-name="P2">TOUTES TROIS ENSEMBLE</text:p>
      <text:p text:style-name="P6"><text:span text:style-name="T2">Les sœurs du Destin</text:span><text:bookmark text:name="note-citation-9"/><text:a xlink:type="simple" xlink:href="https://www.atramenta.net/lire/macbeth/3168/3#note-body-9" text:style-name="Internet_20_link" text:visited-style-name="Visited_20_Internet_20_Link"><text:span text:style-name="T6">[10]</text:span></text:a><text:span text:style-name="T2"> se tenant par la main, parcourant les terres et les mers, ainsi tournent, tournent, trois fois pour le tien, trois fois pour le mien, et trois fois encore pour faire neuf. Paix ! le charme est accompli.</text:span></text:p>
      <text:p text:style-name="P6"><text:span text:style-name="Emphasis"><text:span text:style-name="T3">Macbeth et Banquo paraissent, traversant cette plaine de</text:span></text:span><text:span text:style-name="T2"> </text:span><text:span text:style-name="Emphasis"><text:span text:style-name="T3">bruyères ; ils sont suivis d’officiers et de soldats.</text:span></text:span></text:p>
      <text:p text:style-name="P3"> </text:p>
      <text:p text:style-name="P2">MACBETH</text:p>
      <text:p text:style-name="P4">Je n’ai jamais vu de jour si sombre et si beau.</text:p>
      <text:p text:style-name="P3"> </text:p>
      <text:p text:style-name="P2">BANQUO</text:p>
      <text:p text:style-name="P4">Combien dit-on qu’il y a d’ici à Fores ? — Quelles sont ces créatures si décharnées et vêtues d’une manière si bizarre ? Elles ne ressemblent point aux habitants de la terre, et <text:soft-page-break/>pourtant elles y sont. — Êtes-vous des êtres que l’homme puisse questionner ? Vous semblez me comprendre, puisque vous placez toutes trois à la fois votre doigt décharné sur vos lèvres de parchemin. Je vous prendrais pour des femmes si votre barbe ne me défendait de le supposer.</text:p>
      <text:p text:style-name="P3"> </text:p>
      <text:p text:style-name="P2">MACBETH</text:p>
      <text:p text:style-name="P4">Parlez, si vous pouvez ; qui êtes-vous ?</text:p>
      <text:p text:style-name="P3"> </text:p>
      <text:p text:style-name="P2">PREMIÈRE SORCIÈRE</text:p>
      <text:p text:style-name="P4">Salut, Macbeth ! salut à toi, thane de Glamis !</text:p>
      <text:p text:style-name="P3"> </text:p>
      <text:p text:style-name="P2">DEUXIÈME SORCIÈRE</text:p>
      <text:p text:style-name="P4">Salut, Macbeth ! salut à toi, thane de Cawdor !</text:p>
      <text:p text:style-name="P3"> </text:p>
      <text:p text:style-name="P2">TROISIÈME SORCIÈRE</text:p>
      <text:p text:style-name="P4">Salut, Macbeth, qui seras roi un jour !</text:p>
      <text:p text:style-name="P3"> </text:p>
      <text:p text:style-name="P2">BANQUO</text:p>
      <text:p text:style-name="P4">Mon bon seigneur, pourquoi tressaillez-vous, et semblez-vous craindre des choses dont le son vous doit être si doux ? — Au nom de la vérité, êtes-vous des fantômes, ou êtes-vous en effet ce que vous paraissez être ? Vous saluez mon noble compagnon d’un titre nouveau, de la haute prédiction d’une illustre fortune et de royales espérances, tellement qu’il en est comme hors de lui-même ; et moi, vous ne me parlez pas : si vos regards peuvent pénétrer dans les germes du temps, et démêler les semences qui doivent pousser et celles qui avorteront, parlez-moi donc à moi qui ne sollicite ni ne redoute vos faveurs ou votre haine.</text:p>
      <text:p text:style-name="P3"> </text:p>
      <text:p text:style-name="P2">PREMIÈRE SORCIÈRE</text:p>
      <text:p text:style-name="P4">Salut !</text:p>
      <text:p text:style-name="P3"> </text:p>
      <text:p text:style-name="P2">DEUXIÈME SORCIÈRE</text:p>
      <text:p text:style-name="P4">Salut !</text:p>
      <text:p text:style-name="P3"> </text:p>
      <text:p text:style-name="P2">TROISIÈME SORCIÈRE</text:p>
      <text:p text:style-name="P4">Salut !</text:p>
      <text:p text:style-name="P3"> </text:p>
      <text:p text:style-name="P2">PREMIÈRE SORCIÈRE</text:p>
      <text:p text:style-name="P4">Moindre que Macbeth et plus grand.</text:p>
      <text:p text:style-name="P3"> </text:p>
      <text:p text:style-name="P2">DEUXIÈME SORCIÈRE</text:p>
      <text:p text:style-name="P4">Moins heureux, et cependant beaucoup plus heureux.</text:p>
      <text:p text:style-name="P3"> </text:p>
      <text:p text:style-name="P2">TROISIÈME SORCIÈRE</text:p>
      <text:p text:style-name="P4">Tu engendreras des rois, quoique tu ne le sois pas. Ainsi salut, Macbeth et Banquo !</text:p>
      <text:p text:style-name="P3"> </text:p>
      <text:p text:style-name="P2">PREMIÈRE SORCIÈRE</text:p>
      <text:p text:style-name="P4">Banquo et Macbeth, salut !</text:p>
      <text:p text:style-name="P3"> </text:p>
      <text:p text:style-name="P2"><text:soft-page-break/>MACBETH</text:p>
      <text:p text:style-name="P4">Demeurez ; vous dont les discours demeurent imparfaits, dites-m’en davantage.</text:p>
      <text:p text:style-name="P4">Par la mort de Sinel, je sais que je suis thane de Glamis ; mais comment le serais-je de Cawdor ? Le thane de Cawdor est vivant, est un seigneur prospère ; et devenir roi n’entre pas dans la perspective de ma croyance, pas plus que d’être thane de Cawdor. Parlez, d’où tenez-vous ces étranges nouvelles, et pourquoi arrêtez-vous nos pas sur ces bruyères desséchées par vos prophétiques saluts ? — Je vous somme de parler.</text:p>
      <text:p text:style-name="P6"><text:span text:style-name="Emphasis"><text:span text:style-name="T3">Les sorcières disparaissent.</text:span></text:span></text:p>
      <text:p text:style-name="P3"> </text:p>
      <text:p text:style-name="P2">BANQUO</text:p>
      <text:p text:style-name="P4">De la terre comme de l’eau s’élèvent des bulles d’air ; c’est là ce que nous avons vu. — Où se sont-elles évanouies ?</text:p>
      <text:p text:style-name="P3"> </text:p>
      <text:p text:style-name="P2">MACBETH</text:p>
      <text:p text:style-name="P4">Dans l’air ; et ce qui paraissait un corps s’est dissipé comme l’haleine dans les vents. — Plût à Dieu qu’elles eussent demeuré plus longtemps !</text:p>
      <text:p text:style-name="P3"> </text:p>
      <text:p text:style-name="P2">BANQUO</text:p>
      <text:p text:style-name="P6"><text:span text:style-name="T2">Étaient-elles réellement ici ces choses dont nous parlons, ou bien aurions-nous mangé de cette racine de folie</text:span><text:bookmark text:name="note-citation-10"/><text:a xlink:type="simple" xlink:href="https://www.atramenta.net/lire/macbeth/3168/3#note-body-10" text:style-name="Internet_20_link" text:visited-style-name="Visited_20_Internet_20_Link"><text:span text:style-name="T6">[11]</text:span></text:a><text:span text:style-name="T2"> qui rend la raison captive ?</text:span></text:p>
      <text:p text:style-name="P3"> </text:p>
      <text:p text:style-name="P2">MACBETH</text:p>
      <text:p text:style-name="P4">Vos enfants seront rois.</text:p>
      <text:p text:style-name="P3"> </text:p>
      <text:p text:style-name="P2">BANQUO</text:p>
      <text:p text:style-name="P4">Vous serez roi.</text:p>
      <text:p text:style-name="P3"> </text:p>
      <text:p text:style-name="P2">MACBETH</text:p>
      <text:p text:style-name="P4">Et thane de Cawdor aussi : cela ne s’est-il pas dit ainsi ?</text:p>
      <text:p text:style-name="P3"> </text:p>
      <text:p text:style-name="P2">BANQUO</text:p>
      <text:p text:style-name="P4">Air et paroles. — Mais qui vient à nous ?</text:p>
      <text:p text:style-name="P6"><text:span text:style-name="Emphasis"><text:span text:style-name="T3">Entrent Rosse et Angus.</text:span></text:span></text:p>
      <text:p text:style-name="P3"> </text:p>
      <text:p text:style-name="P2">ROSSE</text:p>
      <text:p text:style-name="P6"><text:span text:style-name="T2">Macbeth, le roi a reçu avec joie la nouvelle de tes succès ; et à la lecture de tes exploits dans le combat contre les rebelles, son étonnement et son admiration se disputaient en lui pour savoir ce qui devait lui rester ou t’appartenir</text:span><text:bookmark text:name="note-citation-11"/><text:a xlink:type="simple" xlink:href="https://www.atramenta.net/lire/macbeth/3168/3#note-body-11" text:style-name="Internet_20_link" text:visited-style-name="Visited_20_Internet_20_Link"><text:span text:style-name="T6">[12]</text:span></text:a><text:span text:style-name="T2">.</text:span></text:p>
      <text:p text:style-name="P4">Réduit par là au silence, en parcourant le reste des événements du même jour, il t’a trouvé au milieu des solides bataillons norvégiens, sans effroi au milieu de ces étranges spectacles de mort, ouvrage de ta main. Aussi pressés que la parole, les courriers succédaient aux courriers, chacun apportant et répandant devant lui les éloges que tu mérites pour cette étonnante défense de son royaume.</text:p>
      <text:p text:style-name="P3"> </text:p>
      <text:p text:style-name="P2">ANGUS</text:p>
      <text:p text:style-name="P4">Nous avons été envoyés pour te porter les remerciements de notre royal maître, pour te conduire en sa présence, non pour te récompenser.</text:p>
      <text:p text:style-name="P3"> </text:p>
      <text:p text:style-name="P2"><text:soft-page-break/>ROSSE</text:p>
      <text:p text:style-name="P4">Et pour gage de plus grands honneurs, il m’a ordonné de te saluer de sa part thane de Cawdor. Ainsi, digne thane, salut sous ce nouveau titre, car il t’appartient.</text:p>
      <text:p text:style-name="P3"> </text:p>
      <text:p text:style-name="P2">BANQUO</text:p>
      <text:p text:style-name="P4">Quoi ! le diable peut-il dire vrai ?</text:p>
      <text:p text:style-name="P3"> </text:p>
      <text:p text:style-name="P2">MACBETH</text:p>
      <text:p text:style-name="P4">Le thane de Cawdor est vivant. Pourquoi venez-vous me revêtir de vêtements empruntés ?</text:p>
      <text:p text:style-name="P3"> </text:p>
      <text:p text:style-name="P2">ANGUS</text:p>
      <text:p text:style-name="P4">Celui qui fut thane de Cawdor vit encore ; mais sous le poids d’un jugement auquel est soumise cette vie qu’il a mérité de perdre.</text:p>
      <text:p text:style-name="P4">S’il était d’intelligence avec le roi de Norvège, ou s’il prêtait aux rebelles une aide et des secours clandestins, ou si, de concert avec tous deux, il travaillait à la ruine de son pays, c’est ce que j’ignore ; mais des trahisons capitales, avouées et prouvées, l’ont perdu sans ressource.</text:p>
      <text:p text:style-name="P3"> </text:p>
      <text:p text:style-name="P2">MACBETH</text:p>
      <text:p text:style-name="P4">Thane de Glamis et thane de Cawdor ! le plus grand est encore à venir. — Merci de votre peine. — N’espérez-vous pas à présent que vos enfants seront rois, puisque celles qui m’ont salué thane de Cawdor ne leur ont rien moins promis ?</text:p>
      <text:p text:style-name="P3"> </text:p>
      <text:p text:style-name="P2">BANQUO</text:p>
      <text:p text:style-name="P4">Si vous le croyez sincèrement, cela pourrait bien aussi vous faire aspirer à obtenir la couronne, outre le titre de thane de Cawdor ; mais c’est étrange ; et souvent, pour nous attirer à notre perte, les ministres des ténèbres nous disent la vérité : ils nous amorcent par des bagatelles permises, pour nous précipiter ensuite dans les conséquences les plus funestes. — Mes cousins, un mot, je vous prie.</text:p>
      <text:p text:style-name="P3"> </text:p>
      <text:p text:style-name="P2">MACBETH</text:p>
      <text:p text:style-name="P6"><text:span text:style-name="T2">Deux vérités m’ont été dites</text:span><text:bookmark text:name="note-citation-12"/><text:a xlink:type="simple" xlink:href="https://www.atramenta.net/lire/macbeth/3168/3#note-body-12" text:style-name="Internet_20_link" text:visited-style-name="Visited_20_Internet_20_Link"><text:span text:style-name="T6">[13]</text:span></text:a><text:span text:style-name="T2">, favorables prologues de la grande scène de ce royal sujet. — Je vous remercie, messieurs. — Cette instigation surnaturelle ne peut être mauvaise, ne peut être bonne. Si elle est mauvaise, pourquoi me donnerait-elle un gage de succès, en commençant ainsi par une vérité ? Je suis thane de Cawdor. Si elle est bonne, pourquoi est-ce que je cède à cette suggestion, dont l’horrible image agite mes cheveux et fait que mon cœur, retenu à sa place, va frapper mes côtes par un mouvement contraire aux lois de la nature ? Les craintes présentes sont moins terribles que d’horribles pensées. Mon esprit, où le meurtre n’est encore qu’un fantôme, ébranle tellement mon individu que toutes les fonctions en sont absorbées par les conjectures ; et rien n’y existe que ce qui n’est pas.</text:span></text:p>
      <text:p text:style-name="P3"> </text:p>
      <text:p text:style-name="P2">BANQUO</text:p>
      <text:p text:style-name="P4">Voyez dans quelles réflexions est plongé notre compagnon.</text:p>
      <text:p text:style-name="P3"> </text:p>
      <text:p text:style-name="P2">MACBETH</text:p>
      <text:p text:style-name="P4"><text:soft-page-break/>Si le hasard veut me faire roi, eh bien ! le hasard peut me couronner sans que je m’en mêlé.</text:p>
      <text:p text:style-name="P3"> </text:p>
      <text:p text:style-name="P2">BANQUO</text:p>
      <text:p text:style-name="P4">Ces nouveaux honneurs lui font l’effet de nos habits neufs : ils ne collent au corps qu’avec un peu d’usage.</text:p>
      <text:p text:style-name="P3"> </text:p>
      <text:p text:style-name="P2">MACBETH</text:p>
      <text:p text:style-name="P4">Arrive ce qui pourra ; le temps et les heures avancent à travers la plus mauvaise journée.</text:p>
      <text:p text:style-name="P3"> </text:p>
      <text:p text:style-name="P2">BANQUO</text:p>
      <text:p text:style-name="P4">Digne Macbeth, nous attendons votre bon plaisir.</text:p>
      <text:p text:style-name="P3"> </text:p>
      <text:p text:style-name="P2">MACBETH</text:p>
      <text:p text:style-name="P6"><text:span text:style-name="T2">Pardonnez-moi : ma mauvaise tête se travaillait à retrouver des choses oubliées. — Nobles seigneurs, vos services sont consignés dans un registre dont chaque jour je tournerai la feuille pour les relire. — Allons trouver le roi. (</text:span><text:span text:style-name="Emphasis"><text:span text:style-name="T3">À Banquo.</text:span></text:span><text:span text:style-name="T2">) Réfléchissez à ce qui est arrivé ; et, plus à loisir, après avoir tout bien pesé, dans l’intervalle, nous en parlerons à cœur ouvert.</text:span></text:p>
      <text:p text:style-name="P3"> </text:p>
      <text:p text:style-name="P2">BANQUO</text:p>
      <text:p text:style-name="P4">Très-volontiers.</text:p>
      <text:p text:style-name="P3"> </text:p>
      <text:p text:style-name="P2">MACBETH</text:p>
      <text:p text:style-name="P4">Jusque-là c’est assez. — Allons, mes amis…</text:p>
      <text:p text:style-name="P6"><text:span text:style-name="Emphasis"><text:span text:style-name="T3">Ils sortent.</text:span></text:span></text:p>
      <text:p text:style-name="P6"><text:span text:style-name="Emphasis"><text:span text:style-name="T3"/></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5:25:33.209845502</meta:creation-date>
    <dc:date>2018-04-17T16:37:02.595672519</dc:date>
    <meta:editing-duration>PT1H11M29S</meta:editing-duration>
    <meta:editing-cycles>3</meta:editing-cycles>
    <meta:generator>LibreOffice/5.1.6.2$Linux_X86_64 LibreOffice_project/10m0$Build-2</meta:generator>
    <meta:document-statistic meta:table-count="0" meta:image-count="0" meta:object-count="0" meta:page-count="8" meta:paragraph-count="260" meta:word-count="2229" meta:character-count="13082" meta:non-whitespace-character-count="10874"/>
  </office:meta>
</office:document-meta>
</file>